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宋体" svg:font-family="宋体"/>
  </office:font-face-decls>
  <office:automatic-styles>
    <style:style style:name="P1" style:family="paragraph" style:parent-style-name="Text_20_body">
      <style:text-properties fo:font-size="10.5pt" style:font-size-asian="10.5pt" style:font-size-complex="10pt"/>
    </style:style>
    <style:style style:name="P2" style:family="paragraph" style:parent-style-name="Heading_20_1">
      <style:text-properties style:font-name="Times New Roman" fo:font-size="10.5pt" style:font-name-asian="宋体" style:font-size-asian="10.5pt" style:font-name-complex="Times New Roman" style:font-size-complex="10pt"/>
    </style:style>
    <style:style style:name="P3" style:family="paragraph" style:parent-style-name="Heading_20_3">
      <style:text-properties style:font-name="Times New Roman" fo:font-size="10.5pt" style:font-name-asian="宋体" style:font-size-asian="10.5pt" style:font-name-complex="Times New Roman" style:font-size-complex="10pt"/>
    </style:style>
    <style:style style:name="P4" style:family="paragraph" style:parent-style-name="Horizontal_20_Line">
      <style:text-properties fo:font-size="10.5pt" style:font-size-asian="10.5pt" style:font-size-complex="10pt"/>
    </style:style>
    <style:style style:name="P5" style:family="paragraph" style:parent-style-name="Text_20_body" style:list-style-name="L1"/>
    <style:style style:name="P6" style:family="paragraph" style:parent-style-name="Text_20_body" style:list-style-name="L1">
      <style:text-properties officeooo:paragraph-rsid="00190718"/>
    </style:style>
    <style:style style:name="P7" style:family="paragraph" style:parent-style-name="Text_20_body" style:list-style-name="L2"/>
    <style:style style:name="T1" style:family="text">
      <style:text-properties officeooo:rsid="00190718"/>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 HR Attrition Analysis – Executive Summary :</text:h>
      <text:h text:style-name="P3" text:outline-level="3">🎯 Objective :</text:h>
      <text:p text:style-name="Text_20_body">The goal of this analysis is to understand employee attrition patterns, identify the key factors driving turnover, and provide recommendations to help HR reduce attrition and improve employee retention.</text:p>
      <text:p text:style-name="P4"/>
      <text:h text:style-name="P3" text:outline-level="3">📊 Key Insights :</text:h>
      <text:list text:style-name="L1">
        <text:list-item>
          <text:p text:style-name="P5"><text:span text:style-name="Strong_20_Emphasis">Overall Attrition Rate :</text:span></text:p>
          <text:list>
            <text:list-item>
              <text:p text:style-name="P5">The company’s attrition rate is around <text:span text:style-name="T1">16</text:span><text:span text:style-name="Strong_20_Emphasis">%</text:span>.</text:p>
            </text:list-item>
            <text:list-item>
              <text:p text:style-name="P5">This indicates a noticeable level of turnover that should be monitored closely.</text:p>
            </text:list-item>
          </text:list>
        </text:list-item>
        <text:list-item>
          <text:p text:style-name="P5"><text:span text:style-name="Strong_20_Emphasis">By Department :</text:span></text:p>
          <text:list>
            <text:list-item>
              <text:p text:style-name="P5">The <text:span text:style-name="Strong_20_Emphasis">Sales</text:span> department shows the <text:span text:style-name="Strong_20_Emphasis">highest attrition rate</text:span>, compared to other departments like HR and R&amp;D.</text:p>
            </text:list-item>
            <text:list-item>
              <text:p text:style-name="P5">This suggests workload, targets, or compensation may need review.</text:p>
            </text:list-item>
          </text:list>
        </text:list-item>
        <text:list-item>
          <text:p text:style-name="P5"><text:span text:style-name="Strong_20_Emphasis">By Job Role ;</text:span></text:p>
          <text:list>
            <text:list-item>
              <text:p text:style-name="P5">Certain roles such as <text:span text:style-name="Strong_20_Emphasis">Sales Executives</text:span> and <text:span text:style-name="Strong_20_Emphasis">Laboratory Technicians</text:span> face higher attrition.</text:p>
            </text:list-item>
            <text:list-item>
              <text:p text:style-name="P5">These roles may require better support, incentives, or career growth opportunities.</text:p>
            </text:list-item>
          </text:list>
        </text:list-item>
        <text:list-item>
          <text:p text:style-name="P5"><text:span text:style-name="Strong_20_Emphasis">By Age Band :</text:span></text:p>
          <text:list>
            <text:list-item>
              <text:p text:style-name="P5">Younger employees (18–25) have the <text:span text:style-name="Strong_20_Emphasis">highest attrition rates</text:span>.</text:p>
            </text:list-item>
            <text:list-item>
              <text:p text:style-name="P5">This group often seeks faster career progression and competitive compensation.</text:p>
            </text:list-item>
          </text:list>
        </text:list-item>
        <text:list-item>
          <text:p text:style-name="P5"><text:span text:style-name="Strong_20_Emphasis">By Gender :</text:span></text:p>
          <text:list>
            <text:list-item>
              <text:p text:style-name="P5">A small difference is observed between male and female attrition rates.</text:p>
            </text:list-item>
            <text:list-item>
              <text:p text:style-name="P5">This suggests attrition is not strongly gender-driven.</text:p>
            </text:list-item>
          </text:list>
        </text:list-item>
        <text:list-item>
          <text:p text:style-name="P5"><text:span text:style-name="Strong_20_Emphasis">By Job Level</text:span></text:p>
          <text:list>
            <text:list-item>
              <text:p text:style-name="P5">Lower-level employees experience higher attrition.</text:p>
            </text:list-item>
            <text:list-item>
              <text:p text:style-name="P6">Attrition decreases as job level increases, showing a need for clearer career.</text:p>
            </text:list-item>
            <text:list-item>
              <text:p text:style-name="P6">growth for juniors.</text:p>
              <text:p text:style-name="P6"><text:soft-page-break/></text:p>
            </text:list-item>
          </text:list>
        </text:list-item>
        <text:list-item>
          <text:p text:style-name="P5"><text:span text:style-name="Strong_20_Emphasis">By Overtime :</text:span></text:p>
          <text:list>
            <text:list-item>
              <text:p text:style-name="P5">Employees who work overtime show a <text:span text:style-name="Strong_20_Emphasis">higher attrition rate</text:span>.</text:p>
            </text:list-item>
            <text:list-item>
              <text:p text:style-name="P5">Work-life balance appears to be a significant factor.</text:p>
            </text:list-item>
          </text:list>
        </text:list-item>
        <text:list-item>
          <text:p text:style-name="P5"><text:span text:style-name="Strong_20_Emphasis">Promotion &amp; Training :</text:span></text:p>
          <text:list>
            <text:list-item>
              <text:p text:style-name="P5">Employees with <text:span text:style-name="Strong_20_Emphasis">fewer promotions and less training</text:span> are more likely to leave.</text:p>
            </text:list-item>
            <text:list-item>
              <text:p text:style-name="P5">Growth and learning opportunities are key to retention.</text:p>
            </text:list-item>
          </text:list>
        </text:list-item>
        <text:list-item>
          <text:p text:style-name="P5"><text:span text:style-name="Strong_20_Emphasis">By Travel Distance :</text:span></text:p>
          <text:list>
            <text:list-item>
              <text:p text:style-name="P5">Employees with <text:span text:style-name="Strong_20_Emphasis">longer commutes or frequent travel</text:span> show higher attrition.</text:p>
            </text:list-item>
            <text:list-item>
              <text:p text:style-name="P5">Flexible work policies could reduce this impact.</text:p>
            </text:list-item>
          </text:list>
        </text:list-item>
      </text:list>
      <text:p text:style-name="P4"/>
      <text:h text:style-name="P3" text:outline-level="3">✅ Recommendations :</text:h>
      <text:list text:style-name="L2">
        <text:list-item>
          <text:p text:style-name="P7"><text:span text:style-name="Strong_20_Emphasis">Focus retention efforts</text:span> on high-turnover departments (e.g., Sales).</text:p>
        </text:list-item>
        <text:list-item>
          <text:p text:style-name="P7"><text:span text:style-name="Strong_20_Emphasis">Develop clear career paths</text:span> and promotion opportunities for junior staff.</text:p>
        </text:list-item>
        <text:list-item>
          <text:p text:style-name="P7"><text:span text:style-name="Strong_20_Emphasis">Review workload and overtime policies</text:span> to support better work-life balance.</text:p>
        </text:list-item>
        <text:list-item>
          <text:p text:style-name="P7"><text:span text:style-name="Strong_20_Emphasis">Invest in training and development</text:span> programs to improve engagement.</text:p>
        </text:list-item>
        <text:list-item>
          <text:p text:style-name="P7"><text:span text:style-name="Strong_20_Emphasis">Introduce flexible work options</text:span> for employees with long travel distances.</text:p>
        </text:list-item>
        <text:list-item>
          <text:p text:style-name="P7"><text:span text:style-name="Strong_20_Emphasis">Monitor high-risk job roles</text:span> and provide tailored incentives.</text:p>
        </text:list-item>
      </text:list>
      <text:p text:style-name="P4"/>
      <text:h text:style-name="P3" text:outline-level="3">📌 Conclusion :</text:h>
      <text:p text:style-name="Text_20_body"><text:s text:c="5"/>This analysis highlights the main drivers of employee attrition in the company. By addressing these factors—especially career growth, workload balance, and training—HR can significantly improve employee retention and reduce the costs associated with turnove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宋体" svg:font-family="宋体"/>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2917in" style:writing-mode="page"/>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loext:opacity="0%" style:font-name="Times New Roman" fo:font-family="'Times New Roman'" style:font-family-generic="roman" style:font-pitch="variable" fo:font-size="10.5pt" fo:language="en" fo:country="US" style:letter-kerning="true" style:font-name-asian="宋体" style:font-family-asian="宋体"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默认段落字体"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smail</meta:initial-creator>
    <meta:creation-date>2025-08-28T16:01:12.853000000</meta:creation-date>
    <dc:date>2025-08-28T16:09:25.087619300</dc:date>
    <meta:editing-duration>PT7M47S</meta:editing-duration>
    <meta:editing-cycles>1</meta:editing-cycles>
    <meta:document-statistic meta:table-count="0" meta:image-count="0" meta:object-count="0" meta:page-count="2" meta:paragraph-count="42" meta:word-count="385" meta:character-count="2400" meta:non-whitespace-character-count="2088"/>
    <meta:generator>LibreOffice/25.2.5.2$Windows_X86_64 LibreOffice_project/03d19516eb2e1dd5d4ccd751a0d6f35f35e08022</meta:generator>
    <meta:user-defined meta:name="KSOProductBuildVer">2052-9.1.0.3914</meta:user-defined>
  </office:meta>
</office:document-meta>
</file>